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10pt" style:text-underline-style="solid" style:text-underline-width="auto" style:text-underline-color="font-color" officeooo:rsid="0007df88" officeooo:paragraph-rsid="0007df88" style:font-size-asian="8.75pt" style:font-size-complex="10pt"/>
    </style:style>
    <style:style style:name="P2" style:family="paragraph" style:parent-style-name="Standard">
      <style:text-properties officeooo:rsid="0007df88" officeooo:paragraph-rsid="0007d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 binary search only works if f(x) increases w.r.t of x</text:p>
      <text:p text:style-name="P2"><text:s/>* but in this problem, f(x) is unimodal </text:p>
      <text:p text:style-name="P2"><text:s/>* that is, at first, increasing x, f(x) increases, after a certain value, increasing x causes f(x) to decrease</text:p>
      <text:p text:style-name="P2"><text:s/>* <text:s text:c="6"/>| <text:s text:c="6"/>/<text:tab/><text:tab/><text:tab/><text:tab/><text:tab/><text:tab/> <text:s text:c="6"/>|</text:p>
      <text:p text:style-name="P2"><text:s/>* <text:s text:c="6"/>| <text:s text:c="5"/>/<text:tab/><text:tab/><text:tab/><text:tab/><text:tab/><text:tab/><text:tab/>|</text:p>
      <text:p text:style-name="P2"><text:s/>* <text:s text:c="6"/>| <text:s text:c="4"/>/<text:tab/><text:tab/><text:tab/><text:tab/><text:tab/><text:tab/><text:tab/>| <text:s text:c="4"/>^</text:p>
      <text:p text:style-name="P2"><text:s/>* <text:s text:c="6"/>| <text:s text:c="3"/>/<text:tab/><text:tab/><text:tab/><text:tab/><text:tab/><text:tab/><text:tab/>| <text:s text:c="3"/>/ \</text:p>
      <text:p text:style-name="P2"><text:s/>* <text:s text:c="6"/>| <text:s text:c="2"/>/<text:tab/><text:tab/><text:tab/><text:tab/><text:tab/><text:tab/><text:tab/>| <text:s text:c="2"/>/ <text:s text:c="2"/>\</text:p>
      <text:p text:style-name="P2"><text:s/>* <text:s text:c="2"/>^ <text:s/>| <text:s/>/<text:tab/><text:tab/><text:tab/><text:tab/><text:tab/><text:tab/> <text:tab/> ^<text:tab/>| <text:s/>/ <text:s text:c="4"/>\</text:p>
      <text:p text:style-name="P2"><text:s/>* <text:s text:c="2"/>| <text:s text:c="2"/>| /<text:tab/><text:tab/><text:tab/><text:tab/><text:tab/><text:tab/><text:tab/> |<text:tab/>| / <text:s text:c="6"/>\</text:p>
      <text:p text:style-name="P2"><text:s/>* f(x)|-------------------<text:tab/><text:tab/><text:tab/>f(x) |------------------</text:p>
      <text:p text:style-name="P2"><text:s/>* <text:s text:c="5"/>x -&gt;<text:tab/><text:tab/><text:tab/><text:tab/><text:tab/><text:tab/> <text:tab/><text:tab/>x -&gt;</text:p>
      <text:p text:style-name="P2"><text:s/>* </text:p>
      <text:p text:style-name="P2"><text:s/>* <text:s/>Binary Search Works Here<text:tab/> <text:s text:c="4"/>Ternary Search Works Here</text:p>
      <text:p text:style-name="P2"><text:s/>*/</text:p>
      <text:p text:style-name="P2"/>
      <text:p text:style-name="P2">long double ternarySearch(long double lo, long double hi) {</text:p>
      <text:p text:style-name="P2"><text:tab/>long double l1, l2, ans;</text:p>
      <text:p text:style-name="P2"><text:tab/>for(int i = 0; i &lt; 100; ++i) {</text:p>
      <text:p text:style-name="P2"><text:tab/><text:tab/>l1 = lo+(hi-lo)/3.0;</text:p>
      <text:p text:style-name="P2"><text:tab/><text:tab/>l2 = hi-(hi-lo)/3.0;</text:p>
      <text:p text:style-name="P2"><text:tab/><text:tab/>if(f(l1) &gt; f(l2)) {<text:tab/><text:tab/><text:tab/><text:tab/><text:tab/><text:tab/><text:tab/>// Function f(x) generates output for input x</text:p>
      <text:p text:style-name="P2"><text:tab/><text:tab/><text:tab/>hi = l2;</text:p>
      <text:p text:style-name="P2"><text:tab/><text:tab/><text:tab/>ans = l1;</text:p>
      <text:p text:style-name="P2"><text:tab/><text:tab/>}</text:p>
      <text:p text:style-name="P2"><text:tab/><text:tab/>else</text:p>
      <text:p text:style-name="P2"><text:tab/><text:tab/><text:tab/>lo = l1;</text:p>
      <text:p text:style-name="P2"><text:tab/>}</text:p>
      <text:p text:style-name="P2"><text:tab/>return ans;</text:p>
      <text:p text:style-name="P2">}</text:p>
      <text:p text:style-name="P2"/>
      <text:p text:style-name="P2"/>
      <text:p text:style-name="P2">// Bisection Loop:</text:p>
      <text:p text:style-name="P2">double Bisect(double lo, double hi) {</text:p>
      <text:p text:style-name="P2"><text:tab/>double ans, mid;</text:p>
      <text:p text:style-name="P2"><text:s text:c="12"/>for(register int i = 0; i &lt; 50; i++) {</text:p>
      <text:p text:style-name="P2"><text:s text:c="16"/>mid = (lo+hi)/2.0;</text:p>
      <text:p text:style-name="P2"><text:s text:c="16"/>if(f(mid) &lt;= EPS) { <text:s text:c="8"/>// As it returns double, for precision EPS is added instead of <text:tab/><text:tab/></text:p>
      <text:p text:style-name="P2"><text:s text:c="20"/>ans = mid;<text:tab/><text:tab/><text:tab/>// f(mid) == 0</text:p>
      <text:p text:style-name="P2"><text:s text:c="20"/>hi = mid;</text:p>
      <text:p text:style-name="P2"><text:s text:c="16"/>}</text:p>
      <text:p text:style-name="P2"><text:s text:c="16"/>else</text:p>
      <text:p text:style-name="P2"><text:s text:c="20"/>lo = mid;</text:p>
      <text:p text:style-name="P2"><text:s text:c="12"/>}</text:p>
      <text:p text:style-name="P2"><text:tab/>return ans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07df88" officeooo:paragraph-rsid="0007df88" style:font-size-asian="8.75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Binary &amp; Ternary Sear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2:47:41.116193466</meta:creation-date>
    <dc:date>2018-01-09T02:58:26.719030403</dc:date>
    <meta:editing-duration>PT10M45S</meta:editing-duration>
    <meta:editing-cycles>1</meta:editing-cycles>
    <meta:document-statistic meta:table-count="0" meta:image-count="0" meta:object-count="0" meta:page-count="1" meta:paragraph-count="44" meta:word-count="219" meta:character-count="1313" meta:non-whitespace-character-count="776"/>
    <meta:generator>LibreOffice/5.1.6.2$Linux_x86 LibreOffice_project/10m0$Build-2</meta:generator>
  </office:meta>
</office:document-meta>
</file>